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ist_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8" table:style-name="ce1"/>
          <table:table-cell office:value-type="string" table:style-name="ce2">
            <text:p>ks</text:p>
          </table:table-cell>
          <table:table-cell office:value-type="string" table:style-name="ce2">
            <text:p>cena/ks</text:p>
          </table:table-cell>
          <table:table-cell office:value-type="string" table:style-name="ce2">
            <text:p>cena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ATMEGA328P-AU</text:p>
          </table:table-cell>
          <table:table-cell office:value-type="string" table:style-name="ce3">
            <text:p><text:a xlink:href="http://de.farnell.com/microchip/atmega328p-au/mcu-8bit-avr-32k-flash-32tqfp/dp/1715486?st=atmega328p">http://de.farnell.com/microchip/atmega328p-au/mcu-8bit-avr-32k-flash-32tqfp/dp/1715486?st=atmega328p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1.86" table:style-name="ce2">
            <text:p>1,86</text:p>
          </table:table-cell>
          <table:table-cell office:value-type="float" office:value="9.3000000000000007" table:formula="of:=[.I2]*[.J2]" table:style-name="ce1">
            <text:p>9,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PS63031</text:p>
          </table:table-cell>
          <table:table-cell office:value-type="string" table:style-name="ce3">
            <text:p><text:a xlink:href="http://de.farnell.com/texas-instruments/tps63031dskt/abw-rts-aufw-rts-wandler-0-9a/dp/2437733?st=TPS63031DSKT">http://de.farnell.com/texas-instruments/tps63031dskt/abw-rts-aufw-rts-wandler-0-9a/dp/2437733?st=TPS63031DSKT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2.06" table:style-name="ce2">
            <text:p>2,06</text:p>
          </table:table-cell>
          <table:table-cell office:value-type="float" office:value="10.3" table:formula="of:=[.I3]*[.J3]" table:style-name="ce1">
            <text:p>10,3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TMCP73871</text:p>
          </table:table-cell>
          <table:table-cell office:value-type="string" table:style-name="ce3">
            <text:p><text:a xlink:href="http://de.farnell.com/microchip/mcp73871-2cci-ml/batterie-management-cont-qfn20/dp/1642489?st=MCP73871">http://de.farnell.com/microchip/mcp73871-2cci-ml/batterie-management-cont-qfn20/dp/1642489?st=MCP73871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1.8" table:style-name="ce2">
            <text:p>1,8</text:p>
          </table:table-cell>
          <table:table-cell office:value-type="float" office:value="9" table:formula="of:=[.I4]*[.J4]" table:style-name="ce1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BR120VLS</text:p>
          </table:table-cell>
          <table:table-cell office:value-type="string" table:style-name="ce3">
            <text:p><text:a xlink:href="http://de.farnell.com/on-semiconductor/mbr120vlsft1g/schottky-diode-1a-20v-sod-123fl/dp/1431044?st=MBR120VLSFT1G">http://de.farnell.com/on-semiconductor/mbr120vlsft1g/schottky-diode-1a-20v-sod-123fl/dp/1431044?st=MBR120VLSFT1G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0.34399999999999997" table:style-name="ce2">
            <text:p>0,344</text:p>
          </table:table-cell>
          <table:table-cell office:value-type="float" office:value="1.7199999999999998" table:formula="of:=[.I5]*[.J5]" table:style-name="ce1">
            <text:p>1,72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4700u/10V</text:p>
          </table:table-cell>
          <table:table-cell office:value-type="string" table:style-name="ce3">
            <text:p><text:a xlink:href="http://de.farnell.com/panasonic-electronic-components/eca1ahg472/alu-elko-4700uf-10v-radial/dp/9692754?st=4700u">http://de.farnell.com/panasonic-electronic-components/eca1ahg472/alu-elko-4700uf-10v-radial/dp/9692754?st=4700u#</text:a></text:p>
          </table:table-cell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1.29" table:style-name="ce2">
            <text:p>1,29</text:p>
          </table:table-cell>
          <table:table-cell office:value-type="float" office:value="6.45" table:formula="of:=[.I6]*[.J6]" table:style-name="ce1">
            <text:p>6,45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icroUSB</text:p>
          </table:table-cell>
          <table:table-cell office:value-type="string" table:style-name="ce3">
            <text:p><text:a xlink:href="http://de.farnell.com/molex/105017-0001/micro-usb-2-0-buchse-typ-b-smd/dp/2293836?st=molex%20105017">http://de.farnell.com/molex/105017-0001/micro-usb-2-0-buchse-typ-b-smd/dp/2293836?st=molex%20105017</text:a></text:p>
          </table:table-cell>
          <table:table-cell table:number-columns-repeated="6" table:style-name="ce1"/>
          <table:table-cell office:value-type="float" office:value="10" table:style-name="ce2">
            <text:p>10</text:p>
          </table:table-cell>
          <table:table-cell office:value-type="float" office:value="0.54700000000000004" table:style-name="ce2">
            <text:p>0,547</text:p>
          </table:table-cell>
          <table:table-cell office:value-type="float" office:value="5.4700000000000006" table:formula="of:=[.I7]*[.J7]" table:style-name="ce1">
            <text:p>5,4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NTC 10k</text:p>
          </table:table-cell>
          <table:table-cell office:value-type="string" table:style-name="ce3">
            <text:p><text:a xlink:href="http://de.farnell.com/murata/ncp21xv103j03ra/thermistor-ntc-10k-5-0805/dp/2456126?st=ntc">http://de.farnell.com/murata/ncp21xv103j03ra/thermistor-ntc-10k-5-0805/dp/2456126?st=ntc</text:a></text:p>
          </table:table-cell>
          <table:table-cell table:number-columns-repeated="6" table:style-name="ce1"/>
          <table:table-cell office:value-type="float" office:value="10" table:style-name="ce2">
            <text:p>10</text:p>
          </table:table-cell>
          <table:table-cell office:value-type="float" office:value="0.13700000000000001" table:style-name="ce2">
            <text:p>0,137</text:p>
          </table:table-cell>
          <table:table-cell office:value-type="float" office:value="1.37" table:formula="of:=[.I8]*[.J8]" table:style-name="ce1">
            <text:p>1,37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p7</text:p>
          </table:table-cell>
          <table:table-cell office:value-type="string" table:style-name="ce2">
            <text:p>GRM1555C1H2R7CZ01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1n8</text:p>
          </table:table-cell>
          <table:table-cell office:value-type="string" table:style-name="ce2">
            <text:p>LQG15HS1N8S02D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 table:style-name="ce1"/>
        </table:table-row>
        <table:table-row table:number-rows-repeated="3" table:style-name="ro1">
          <table:table-cell table:style-name="ce2"/>
          <table:table-cell table:style-name="ce3"/>
          <table:table-cell table:number-columns-repeated="6" table:style-name="ce1"/>
          <table:table-cell table:number-columns-repeated="2" table:style-name="ce2"/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Richard Černohorský</dc:creator>
    <dc:date>2019-03-13T12:45:21Z</dc:date>
    <meta:editing-duration>PT0S</meta:editing-duration>
  </office:meta>
</office:document-meta>
</file>